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note">
      <style:text-properties officeooo:paragraph-rsid="00819aec"/>
    </style:style>
    <style:style style:name="P2" style:family="paragraph" style:parent-style-name="Heading">
      <style:text-properties officeooo:rsid="007e4d12" officeooo:paragraph-rsid="007e4d12"/>
    </style:style>
    <style:style style:name="P3" style:family="paragraph" style:parent-style-name="Heading_20_1">
      <style:text-properties officeooo:rsid="00239ce1" officeooo:paragraph-rsid="0080172b"/>
    </style:style>
    <style:style style:name="P4" style:family="paragraph" style:parent-style-name="Preformatted_20_Text">
      <style:text-properties fo:color="#81d41a"/>
    </style:style>
    <style:style style:name="P5" style:family="paragraph" style:parent-style-name="Text_20_body">
      <style:text-properties officeooo:rsid="001fbcec" officeooo:paragraph-rsid="001fbcec"/>
    </style:style>
    <style:style style:name="P6" style:family="paragraph" style:parent-style-name="Text_20_body">
      <style:text-properties officeooo:rsid="002187c3" officeooo:paragraph-rsid="002187c3"/>
    </style:style>
    <style:style style:name="P7" style:family="paragraph" style:parent-style-name="Text_20_body">
      <style:text-properties officeooo:paragraph-rsid="00220189"/>
    </style:style>
    <style:style style:name="P8" style:family="paragraph" style:parent-style-name="Text_20_body">
      <style:text-properties officeooo:rsid="00223f8e" officeooo:paragraph-rsid="00223f8e"/>
    </style:style>
    <style:style style:name="P9" style:family="paragraph" style:parent-style-name="Text_20_body">
      <style:text-properties officeooo:rsid="00239ce1" officeooo:paragraph-rsid="00239ce1"/>
    </style:style>
    <style:style style:name="P10" style:family="paragraph" style:parent-style-name="Text_20_body">
      <style:text-properties officeooo:paragraph-rsid="002187c3"/>
    </style:style>
    <style:style style:name="P11" style:family="paragraph" style:parent-style-name="Text_20_body">
      <style:text-properties officeooo:rsid="007e4d12" officeooo:paragraph-rsid="007e4d12"/>
    </style:style>
    <style:style style:name="P12" style:family="paragraph" style:parent-style-name="Text_20_body">
      <style:text-properties officeooo:paragraph-rsid="007e4d12"/>
    </style:style>
    <style:style style:name="P13" style:family="paragraph" style:parent-style-name="Text_20_body">
      <style:text-properties fo:font-style="italic" officeooo:rsid="007e4d12" officeooo:paragraph-rsid="007e4d12" style:font-style-asian="italic" style:font-style-complex="italic"/>
    </style:style>
    <style:style style:name="P14" style:family="paragraph" style:parent-style-name="Text_20_body">
      <style:text-properties officeooo:paragraph-rsid="00223f8e"/>
    </style:style>
    <style:style style:name="P15" style:family="paragraph" style:parent-style-name="Text_20_body">
      <style:text-properties officeooo:paragraph-rsid="00239ce1"/>
    </style:style>
    <style:style style:name="P16" style:family="paragraph" style:parent-style-name="Text_20_body">
      <style:text-properties officeooo:paragraph-rsid="00815364"/>
    </style:style>
    <style:style style:name="P17" style:family="paragraph" style:parent-style-name="Text_20_body">
      <style:text-properties officeooo:rsid="0083b172" officeooo:paragraph-rsid="0083b172"/>
    </style:style>
    <style:style style:name="P18" style:family="paragraph" style:parent-style-name="Text_20_body" style:list-style-name="L1">
      <style:text-properties officeooo:rsid="0083b172" officeooo:paragraph-rsid="0083b172"/>
    </style:style>
    <style:style style:name="P19" style:family="paragraph" style:parent-style-name="Text_20_body" style:list-style-name="L1">
      <style:text-properties officeooo:rsid="00855b31" officeooo:paragraph-rsid="00855b31"/>
    </style:style>
    <style:style style:name="P20" style:family="paragraph" style:parent-style-name="Text_20_body">
      <style:text-properties officeooo:rsid="00855b31" officeooo:paragraph-rsid="00855b31"/>
    </style:style>
    <style:style style:name="P21" style:family="paragraph" style:parent-style-name="Title">
      <style:text-properties officeooo:rsid="001fbcec" officeooo:paragraph-rsid="001fbcec"/>
    </style:style>
    <style:style style:name="T1" style:family="text">
      <style:text-properties officeooo:rsid="001fbcec"/>
    </style:style>
    <style:style style:name="T2" style:family="text">
      <style:text-properties style:font-name="Liberation Mono"/>
    </style:style>
    <style:style style:name="T3" style:family="text">
      <style:text-properties style:font-name="Liberation Mono" fo:font-size="10pt" style:font-size-asian="10pt" style:font-size-complex="10pt"/>
    </style:style>
    <style:style style:name="T4" style:family="text">
      <style:text-properties style:font-name="Liberation Mono" fo:font-size="10pt" fo:font-weight="bold" style:font-size-asian="10pt" style:font-weight-asian="bold" style:font-size-complex="10pt" style:font-weight-complex="bold"/>
    </style:style>
    <style:style style:name="T5" style:family="text">
      <style:text-properties style:font-name="Liberation Mono" fo:font-size="10pt" fo:font-weight="bold" officeooo:rsid="001fbcec" style:font-size-asian="10pt" style:font-weight-asian="bold" style:font-size-complex="10pt" style:font-weight-complex="bold"/>
    </style:style>
    <style:style style:name="T6" style:family="text">
      <style:text-properties style:font-name="Liberation Mono" fo:font-size="10pt" fo:font-weight="bold" officeooo:rsid="00220189" style:font-size-asian="10pt" style:font-weight-asian="bold" style:font-size-complex="10pt" style:font-weight-complex="bold"/>
    </style:style>
    <style:style style:name="T7" style:family="text">
      <style:text-properties style:font-name="Liberation Mono" officeooo:rsid="002187c3"/>
    </style:style>
    <style:style style:name="T8" style:family="text">
      <style:text-properties fo:font-size="10pt" officeooo:rsid="00819aec" style:font-size-asian="10pt" style:font-size-complex="10pt"/>
    </style:style>
    <style:style style:name="T9" style:family="text">
      <style:text-properties officeooo:rsid="002187c3"/>
    </style:style>
    <style:style style:name="T10" style:family="text">
      <style:text-properties officeooo:rsid="00220189"/>
    </style:style>
    <style:style style:name="T11" style:family="text">
      <style:text-properties officeooo:rsid="00223f8e"/>
    </style:style>
    <style:style style:name="T12" style:family="text">
      <style:text-properties officeooo:rsid="00239ce1"/>
    </style:style>
    <style:style style:name="T13" style:family="text">
      <style:text-properties officeooo:rsid="00246465"/>
    </style:style>
    <style:style style:name="T14" style:family="text">
      <style:text-properties officeooo:rsid="0024d88d"/>
    </style:style>
    <style:style style:name="T15" style:family="text">
      <style:text-properties officeooo:rsid="007e4d12"/>
    </style:style>
    <style:style style:name="T16" style:family="text">
      <style:text-properties style:font-name="Liberation Sans" fo:font-size="16.1000003814697pt" fo:font-weight="bold" officeooo:rsid="007e4d12" style:font-name-asian="Noto Sans CJK SC" style:font-size-asian="16.1000003814697pt" style:font-weight-asian="bold" style:font-name-complex="Lohit Devanagari" style:font-size-complex="16.1000003814697pt" style:font-weight-complex="bold"/>
    </style:style>
    <style:style style:name="T17" style:family="text">
      <style:text-properties officeooo:rsid="0080172b"/>
    </style:style>
    <style:style style:name="T18" style:family="text">
      <style:text-properties officeooo:rsid="0080e590"/>
    </style:style>
    <style:style style:name="T19" style:family="text">
      <style:text-properties officeooo:rsid="00815364"/>
    </style:style>
    <style:style style:name="T20" style:family="text">
      <style:text-properties officeooo:rsid="00819aec"/>
    </style:style>
    <style:style style:name="T21" style:family="text">
      <style:text-properties officeooo:rsid="00837aa7"/>
    </style:style>
    <style:style style:name="T22" style:family="text">
      <style:text-properties officeooo:rsid="008390d2"/>
    </style:style>
    <style:style style:name="T23" style:family="text">
      <style:text-properties officeooo:rsid="00860fe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he ANSI Terminal</text:p>
      <text:p text:style-name="P5">QDL has support for an ANSI terminal. This allows for a command history (accessible with up and down arrows) as well as unicode <text:s/>support. </text:p>
      <text:p text:style-name="P5">Invoking QDL with the ANSI aka ISO 6429 terminal:</text:p>
      <text:p text:style-name="Text_20_body"><text:span text:style-name="T1">Add the flag </text:span><text:span text:style-name="T5">-ansi </text:span><text:span text:style-name="T1">to the command line, e.g.</text:span></text:p>
      <text:p text:style-name="Preformatted_20_Text">bash$ java -jar qdl.jar -ansi</text:p>
      <text:p text:style-name="P5"/>
      <text:p text:style-name="P5">You may get the standard mappings for unicode in the the session by typing</text:p>
      <text:p text:style-name="Preformatted_20_Text">)<text:span text:style-name="T1">help unicode</text:span></text:p>
      <text:p text:style-name="Text_20_body"/>
      <text:p text:style-name="P2">Abbreviations used here.</text:p>
      <text:p text:style-name="P11">Just to keep the typing down, we will write</text:p>
      <text:p text:style-name="P11">^ = press the control key first</text:p>
      <text:p text:style-name="P11">@ = press the ALT key first.</text:p>
      <text:p text:style-name="P13">E.g.</text:p>
      <text:p text:style-name="P11">^x = press the control key + (lower case) x</text:p>
      <text:p text:style-name="P11">@x = press the ALT key + (lower case) x</text:p>
      <text:p text:style-name="P12"><text:span text:style-name="T15">@X = press the ALT key + (upper case) x</text:span></text:p>
      <text:p text:style-name="P11">Generally we do not use ^P (so upper case control letters here).</text:p>
      <text:p text:style-name="P6">The keys are laid out so that either you add ALT to the key for the alternate character you want, e.g. </text:p>
      <text:p text:style-name="P10"><text:span text:style-name="T15">@</text:span><text:span text:style-name="T9">+ <text:s/>yields </text:span><text:span text:style-name="T7">≡</text:span></text:p>
      <text:p text:style-name="P10"><text:span text:style-name="T23">or s</text:span><text:span text:style-name="T9">ome, such as assignment, are not so easy to map to a keyboard, so these are paired as best as possible, </text:span><text:span text:style-name="T15">@</text:span><text:span text:style-name="T9">: and </text:span><text:span text:style-name="T15">@</text:span><text:span text:style-name="T9">“ are resp. left and right assignment</text:span></text:p>
      <text:h text:style-name="Heading_20_1" text:outline-level="1">A technical note</text:h>
      <text:p text:style-name="P7"><text:span text:style-name="T10">It is actually quite hard to make a command line interface in Java. The reason is that Java does not process input from the console in a reasonable way and requires quite a bit of fudging. </text:span><text:span text:style-name="T20">On top of this, t</text:span><text:span text:style-name="T10">he way that ISO 6429 works is that certain combinations of characters are interpreted by the actual hardware (such as </text:span><text:span text:style-name="T6">^[A</text:span><text:span text:style-name="T10"> for the up arrow. In theory, you could type this in and get the cursor to move</text:span><text:span text:style-name="T20">)</text:span><text:span text:style-name="T10">. </text:span><text:span text:style-name="T20">This overloads the input stream with control information.</text:span><text:span text:style-name="T20"><text:note text:id="ftn0" text:note-class="footnote"><text:note-citation>1</text:note-citation><text:note-body><text:p text:style-name="P1"><text:span text:style-name="T20">Who remembers using a Captain Crunch (popular breakfast cereal) <text:s/></text:span><text:span text:style-name="T23">whistle </text:span><text:span text:style-name="T20">to make free phone calls? The old land line phone system also sent its control information over the same wire as (squeaks and chirps) and amazingly enough, the toy whistle that came with Captain Crunch had the exact right frequencies. Hence if you wanted to place a long distance phone call, you could toot on the whistle appropriately and simply turn off billing. There was no way for the phone company to stop this either. This is canonical example </text:span><text:span text:style-name="T8">of why sending control information over the same wire as content is a bad idea. Now, back to ISO 6429...</text:span></text:p></text:note-body></text:note></text:span><text:span text:style-name="T10"> </text:span><text:span text:style-name="T18">This is why sometimes if your console </text:span><text:soft-page-break/><text:span text:style-name="T18">(independent of QDL) gets whacky, you may see control characters streaming past you. B</text:span><text:span text:style-name="T10">ecause the input stream is overloaded with control characters, (bad choice, but this standard goes back to the 1970’s at least) about the only option is to introduce wait states for input. So as you type, everything is timed and if there is </text:span><text:span text:style-name="T19">nary </text:span><text:span text:style-name="T10">a split second </text:span><text:span text:style-name="T18">between key strokes</text:span><text:span text:style-name="T10">, the assumption is that there is a control character, not that you typed in a control sequence. </text:span></text:p>
      <text:p text:style-name="P16"><text:span text:style-name="T10">This has one very serious ramification: </text:span><text:span text:style-name="T11">Superfast typing may drop characters </text:span><text:span text:style-name="T19">(since the OS can type faster than you) </text:span><text:span text:style-name="T11">and this is because of </text:span><text:span text:style-name="T21">the wait states in Java stream processing</text:span><text:span text:style-name="T11">, not QDL. In a similar vein, p</text:span><text:span text:style-name="T10">asting text from a clipboard tends to get text lost of can make things crash. The solution is outlined below. <text:s/>The utility of the ANSI terminal is that it is actually platform independent. There are no special libraries (which can require </text:span><text:span text:style-name="T19">very invasive </text:span><text:span text:style-name="T10">things like a recompile of your unix kernel in some cases) that need to be used. <text:s/></text:span></text:p>
      <text:p text:style-name="P16"><text:span text:style-name="T19">QDL’s philosophy is to keep it simple and basic at all times so that it just works. If you run it in another environment (such as a Swing-based console that supports more operations), the idea is that none of accommodations typically made for text mode applications preclude running it in as a graphical application, which can certainly happen.</text:span></text:p>
      <text:h text:style-name="Heading_20_1" text:outline-level="1">The Basics</text:h>
      <text:p text:style-name="P17">The advantage of using the ANSI terminal is that it supports the following</text:p>
      <text:list xml:id="list2598469654" text:style-name="L1">
        <text:list-item>
          <text:p text:style-name="P18">command history accessible with up and down arrows</text:p>
        </text:list-item>
        <text:list-item>
          <text:p text:style-name="P18">in place editing of lines using left right arrows, backspace, delete and typing</text:p>
        </text:list-item>
        <text:list-item>
          <text:p text:style-name="P18">home moves to the start of the current line, end to the end of the current line</text:p>
        </text:list-item>
        <text:list-item>
          <text:p text:style-name="P18">Pasting from the system clipboard (with some caveats) is supported</text:p>
        </text:list-item>
        <text:list-item>
          <text:p text:style-name="P19">Unicode support for certain symbols. type <text:span text:style-name="T4">)help unicode</text:span> in the workspace for more.</text:p>
        </text:list-item>
      </text:list>
      <text:p text:style-name="P20">All of this is native Java so it is supported on all platforms.</text:p>
      <text:h text:style-name="Heading_20_1" text:outline-level="1">Paste</text:h>
      <text:p text:style-name="P8">The ANSI terminal does have a mechanism for accessing the system clipboard (if there is one). There are two workarounds for pasting text.</text:p>
      <text:h text:style-name="Heading_20_2" text:outline-level="2"><text:span text:style-name="T22">Paste a line or less of text </text:span>^v </text:h>
      <text:p text:style-name="P14"><text:span text:style-name="T11">You </text:span><text:span text:style-name="T22">can </text:span><text:span text:style-name="T11">use </text:span><text:span text:style-name="T15">^</text:span><text:span text:style-name="T11">v to paste text. This actually has QDL go out to the clipboard, grab the text and </text:span><text:span text:style-name="T13">process it like it was type</text:span><text:span text:style-name="T14">d</text:span><text:span text:style-name="T13"> in, then </text:span><text:span text:style-name="T11">print it. </text:span><text:span text:style-name="T22">So if there are embedded line feeds, these are interpreted as well. </text:span><text:span text:style-name="T11">This is in contrast to than many terminals allow you to paste using the mouse or something else </text:span><text:span text:style-name="T13">(such as </text:span><text:span text:style-name="T15">^V </text:span><text:soft-page-break/><text:span text:style-name="T15">– upper case V – </text:span><text:span text:style-name="T13">in Ubuntu) </text:span><text:span text:style-name="T11">– they do this by simply typing it in really fast as input. As indicated above, this will probably fails for anything other than short text., </text:span><text:span text:style-name="T14">possibly crashing the JVM and therefore QDL. </text:span></text:p>
      <text:h text:style-name="Heading_20_2" text:outline-level="2"><text:span text:style-name="T15">Pasting lots of text: </text:span>^<text:span text:style-name="T16">p</text:span>. <text:span text:style-name="T15">T</text:span>oggling paste mode.</text:h>
      <text:p text:style-name="P14"><text:span text:style-name="T11">If you need to paste a large amount of text (e.g. paste in a whole block of QDL to run) </text:span><text:span text:style-name="T22">y</text:span><text:span text:style-name="T11">ou can toggle paste mode with ^p. </text:span><text:span text:style-name="T15">Hitting ^p a second time exits paste mode. </text:span><text:span text:style-name="T12">Once in paste mode, </text:span><text:span text:style-name="T15">^</text:span><text:span text:style-name="T12">v </text:span><text:span text:style-name="T13">faithfully </text:span><text:span text:style-name="T12">pastes the entire contents of the clipboard. </text:span><text:span text:style-name="T11">This will </text:span><text:span text:style-name="T12">change the font color and print a message. In the next example, a couple of lines of QDL are pasted then run:</text:span></text:p>
      <text:p text:style-name="P4">&lt;paste mode on. ^v pastes from clipboard, ^p toggles paste mode&gt;</text:p>
      <text:p text:style-name="P4"><text:s text:c="2"/>f(x) → 3×x^2÷5;</text:p>
      <text:p text:style-name="P4"><text:s text:c="2"/>f(⟦-1;1;5⟧);</text:p>
      <text:p text:style-name="P4">&lt;paste mode off&gt;</text:p>
      <text:p text:style-name="Preformatted_20_Text">[0.6,0.15,0.0E0,0.15,0.6]</text:p>
      <text:p text:style-name="Text_20_body"/>
      <text:p text:style-name="P9">and the entire block of code you paste in will only execute once you hit return (you can do that in inside paste mode or, as in the example above, paste the text, exit paste mode, then hit enter.</text:p>
      <text:h text:style-name="Heading_20_2" text:outline-level="2"><text:span text:style-name="T12">Using t</text:span>he line editor, <text:span text:style-name="T12">external editors</text:span></text:h>
      <text:p text:style-name="P15"><text:span text:style-name="T12">The line editor is aware of </text:span><text:span text:style-name="T15">^</text:span><text:span text:style-name="T12">v, so you can paste in large quantities of text that way.</text:span></text:p>
      <text:p text:style-name="P9">External editors like <text:span text:style-name="T13">Andy’s Editor, </text:span>vim and nano are full screen and take over when you switch to them, so special characters and paste mode are not supported there. </text:p>
      <text:h text:style-name="P3" text:outline-level="1">Copy</text:h>
      <text:p text:style-name="Text_20_body"><text:span text:style-name="T17">QDL does nothing for a text copy – you just select the text and use whatever the operating system offers, typically with a mouse, shift+insert, ^C or whatever. This must be so because in text mode there is no concept of mouse location possible hence the ambient OS must support copy operations. Accessing something in the clipboard though is another matter, hence QDL handles pasting, the OS handles copying. </text:span><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3232ff"/>
      <style:paragraph-properties fo:margin-top="0in" fo:margin-bottom="0in" loext:contextual-spacing="false" fo:background-color="#3232ff"/>
      <style:text-properties fo:color="#ffff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9T12:22:49.208762300</meta:creation-date>
    <dc:date>2021-06-14T16:37:40.800108846</dc:date>
    <meta:editing-duration>P4DT9H44M38S</meta:editing-duration>
    <meta:editing-cycles>15</meta:editing-cycles>
    <meta:generator>LibreOffice/6.4.7.2$Linux_X86_64 LibreOffice_project/40$Build-2</meta:generator>
    <meta:document-statistic meta:table-count="0" meta:image-count="0" meta:object-count="0" meta:page-count="3" meta:paragraph-count="49" meta:word-count="1115" meta:character-count="6114" meta:non-whitespace-character-count="5031"/>
  </office:meta>
</office:document-meta>
</file>